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516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6.1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ce Tube Clock v1.0 Bill of Material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>
            <text:p>Module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Source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>
            <text:p>Microcontroller</text:p>
          </table:table-cell>
          <table:table-cell table:style-name="ce2" table:number-columns-repeated="4"/>
        </table:table-row>
        <table:table-row table:style-name="ro3">
          <table:table-cell/>
          <table:table-cell office:value-type="string">
            <text:p>ATMEGA168A-PU</text:p>
          </table:table-cell>
          <table:table-cell office:value-type="string">
            <text:p>ATmega168</text:p>
          </table:table-cell>
          <table:table-cell office:value-type="float" office:value="1">
            <text:p>1</text:p>
          </table:table-cell>
          <table:table-cell office:value-type="string">
            <text:p>http://www.digikey.com/product-search/en?site=us&amp;mpart=ATMEGA168A-PU&amp;v=313</text:p>
          </table:table-cell>
        </table:table-row>
        <table:table-row table:style-name="ro3">
          <table:table-cell/>
          <table:table-cell office:value-type="string">
            <text:p>100 nF cap (104)</text:p>
          </table:table-cell>
          <table:table-cell office:value-type="string">
            <text:p>Power filter capacitor</text:p>
          </table:table-cell>
          <table:table-cell office:value-type="float" office:value="1">
            <text:p>1</text:p>
          </table:table-cell>
          <table:table-cell office:value-type="string">
            <text:p>Parts bin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table:style-name="ce2" office:value-type="string">
            <text:p>Main Power Supply (12v)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>
            <text:p>EPSA120200U-P5P-SZ</text:p>
          </table:table-cell>
          <table:table-cell office:value-type="string">
            <text:p>12v wall adapter</text:p>
          </table:table-cell>
          <table:table-cell office:value-type="float" office:value="1">
            <text:p>1</text:p>
          </table:table-cell>
          <table:table-cell office:value-type="string">
            <text:p>http://www.digikey.com/product-detail/en/EPSA120200U-P5P-SZ/T1071-P5P-ND/2235263</text:p>
          </table:table-cell>
        </table:table-row>
        <table:table-row table:style-name="ro1">
          <table:table-cell/>
          <table:table-cell office:value-type="string">
            <text:p>PJ-037A</text:p>
          </table:table-cell>
          <table:table-cell office:value-type="string">
            <text:p>Barrel jack adapter</text:p>
          </table:table-cell>
          <table:table-cell office:value-type="float" office:value="1">
            <text:p>1</text:p>
          </table:table-cell>
          <table:table-cell office:value-type="string">
            <text:p>http://www.digikey.com/product-detail/en/PJ-037A/CP-037A-ND/1644545</text:p>
          </table:table-cell>
        </table:table-row>
        <table:table-row table:style-name="ro1">
          <table:table-cell/>
          <table:table-cell office:value-type="string">
            <text:p>T102SHCQE</text:p>
          </table:table-cell>
          <table:table-cell office:value-type="string">
            <text:p>Power switch</text:p>
          </table:table-cell>
          <table:table-cell office:value-type="float" office:value="1">
            <text:p>1</text:p>
          </table:table-cell>
          <table:table-cell office:value-type="string">
            <text:p>http://www.digikey.com/product-detail/en/T102SHCQE/CKN10151-ND/2044437</text:p>
          </table:table-cell>
        </table:table-row>
        <table:table-row table:style-name="ro1">
          <table:table-cell/>
          <table:table-cell office:value-type="string">
            <text:p>DF206ST-G</text:p>
          </table:table-cell>
          <table:table-cell office:value-type="string">
            <text:p>Bridge rectifier</text:p>
          </table:table-cell>
          <table:table-cell office:value-type="float" office:value="1">
            <text:p>1</text:p>
          </table:table-cell>
          <table:table-cell office:value-type="string">
            <text:p>http://www.digikey.com/product-detail/en/DF206ST-G/641-1425-1-ND/2208797</text:p>
          </table:table-cell>
        </table:table-row>
        <table:table-row table:style-name="ro3">
          <table:table-cell/>
          <table:table-cell office:value-type="string">
            <text:p>110 nF cap (104)</text:p>
          </table:table-cell>
          <table:table-cell office:value-type="string">
            <text:p>Filter cap</text:p>
          </table:table-cell>
          <table:table-cell office:value-type="float" office:value="1">
            <text:p>1</text:p>
          </table:table-cell>
          <table:table-cell office:value-type="string">
            <text:p>Parts bin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table:style-name="ce2" office:value-type="string">
            <text:p>5v Power Supply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>
            <text:p>LM7805CT</text:p>
          </table:table-cell>
          <table:table-cell office:value-type="string">
            <text:p>5v voltage regulator</text:p>
          </table:table-cell>
          <table:table-cell office:value-type="float" office:value="1">
            <text:p>1</text:p>
          </table:table-cell>
          <table:table-cell office:value-type="string">
            <text:p>http://www.digikey.com/product-detail/en/LM7805CT/LM7805CT-ND/458698</text:p>
          </table:table-cell>
        </table:table-row>
        <table:table-row table:style-name="ro3">
          <table:table-cell/>
          <table:table-cell office:value-type="string">
            <text:p>UVP0J331MPD1TD</text:p>
          </table:table-cell>
          <table:table-cell office:value-type="string">
            <text:p>330uF capacitor</text:p>
          </table:table-cell>
          <table:table-cell office:value-type="float" office:value="2">
            <text:p>2</text:p>
          </table:table-cell>
          <table:table-cell office:value-type="string">
            <text:p>http://www.digikey.com/product-detail/en/UVP0J331MPD1TD/493-12666-1-ND/4328283</text:p>
          </table:table-cell>
        </table:table-row>
        <table:table-row table:style-name="ro3">
          <table:table-cell/>
          <table:table-cell office:value-type="string">
            <text:p>1N5817-TP</text:p>
          </table:table-cell>
          <table:table-cell office:value-type="string">
            <text:p>Backvoltage protection diode</text:p>
          </table:table-cell>
          <table:table-cell office:value-type="float" office:value="1">
            <text:p>1</text:p>
          </table:table-cell>
          <table:table-cell office:value-type="string">
            <text:p>http://www.digikey.com/product-detail/en/1N5817-TP/1N5817-TPCT-ND/950586</text:p>
          </table:table-cell>
        </table:table-row>
        <table:table-row table:style-name="ro3">
          <table:table-cell/>
          <table:table-cell office:value-type="string">
            <text:p>110 nF cap (104)</text:p>
          </table:table-cell>
          <table:table-cell office:value-type="string">
            <text:p>Filter cap</text:p>
          </table:table-cell>
          <table:table-cell office:value-type="float" office:value="1">
            <text:p>1</text:p>
          </table:table-cell>
          <table:table-cell office:value-type="string">
            <text:p>Parts bin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table:style-name="ce2" office:value-type="string">
            <text:p>1.2v Power Supply</text:p>
          </table:table-cell>
          <table:table-cell table:style-name="ce2"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>
            <text:p>TODO: 60v supply, tubes/drivers</text:p>
          </table:table-cell>
          <table:table-cell table:number-columns-repeated="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Oztalay</meta:initial-creator>
    <meta:creation-date>2014-04-14T00:52:41</meta:creation-date>
    <dc:date>2014-04-14T02:45:53</dc:date>
    <dc:creator>Ben Oztalay</dc:creator>
    <meta:editing-duration>PT52M52S</meta:editing-duration>
    <meta:editing-cycles>6</meta:editing-cycles>
    <meta:generator>LibreOffice/3.5$Linux_X86_64 LibreOffice_project/350m1$Build-2</meta:generator>
    <meta:document-statistic meta:table-count="3" meta:cell-count="55" meta:object-count="0"/>
  </office:meta>
</office:document-meta>
</file>